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659cm" svg:height="0.962cm" svg:x="8.25cm" svg:y="0.2cm">
          <draw:text-box>
            <text:p>Oversiktsbildet</text:p>
          </draw:text-box>
        </draw:frame>
        <draw:custom-shape draw:style-name="gr3" draw:text-style-name="P3" draw:layer="layout" svg:width="3.5cm" svg:height="2cm" svg:x="8.65cm" svg:y="15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2.1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8.5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3.3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22.6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4.15cm" svg:y="22.5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34cm" svg:height="0.763cm" svg:x="3.237cm" svg:y="23.038cm">
          <draw:text-box>
            <text:p text:style-name="P2"><text:span text:style-name="T1">Dividende</text:span></text:p>
          </draw:text-box>
        </draw:frame>
        <draw:frame draw:style-name="gr4" draw:text-style-name="P5" draw:layer="layout" svg:width="2.356cm" svg:height="0.763cm" svg:x="8.7cm" svg:y="22.65cm">
          <draw:text-box>
            <text:p text:style-name="P2"><text:span text:style-name="T1">Opsjoner</text:span></text:p>
          </draw:text-box>
        </draw:frame>
        <draw:frame draw:style-name="gr5" draw:text-style-name="P6" draw:layer="layout" svg:width="3.3cm" svg:height="1.673cm" svg:x="14.2cm" svg:y="22.585cm">
          <draw:text-box>
            <text:p><text:span text:style-name="T1">Risiko-</text:span></text:p>
            <text:p><text:span text:style-name="T1">styring</text:span></text:p>
          </draw:text-box>
        </draw:frame>
        <draw:frame draw:style-name="gr4" draw:text-style-name="P4" draw:layer="layout" svg:width="3.22cm" svg:height="2.498cm" svg:x="8.6cm" svg:y="8.9cm">
          <draw:text-box>
            <text:p text:style-name="P7"><text:span text:style-name="T1">Langsiktige</text:span></text:p>
            <text:p text:style-name="P8"><text:span text:style-name="T1">finansierings-</text:span></text:p>
            <text:p text:style-name="P8"><text:span text:style-name="T1">former</text:span></text:p>
            <text:p text:style-name="P8"/>
          </draw:text-box>
        </draw:frame>
        <draw:frame draw:style-name="gr4" draw:text-style-name="P9" draw:layer="layout" svg:width="2.784cm" svg:height="1.784cm" svg:x="8.5cm" svg:y="15.3cm">
          <draw:text-box>
            <text:p><text:span text:style-name="T2">Gjeldsgrad og</text:span></text:p>
            <text:p><text:span text:style-name="T2">Risiko</text:span></text:p>
            <text:p/>
          </draw:text-box>
        </draw:frame>
        <draw:frame draw:style-name="gr4" draw:text-style-name="P9" draw:layer="layout" svg:width="2.784cm" svg:height="1.784cm" svg:x="8.701cm" svg:y="12.2cm">
          <draw:text-box>
            <text:p><text:span text:style-name="T2">Gjeldsgrad og</text:span></text:p>
            <text:p><text:span text:style-name="T2">Risiko</text:span></text:p>
            <text:p/>
          </draw:text-box>
        </draw:frame>
        <draw:frame draw:style-name="gr4" draw:text-style-name="P9" draw:layer="layout" svg:width="2.784cm" svg:height="1.784cm" svg:x="8.601cm" svg:y="18.5cm">
          <draw:text-box>
            <text:p><text:span text:style-name="T2">Gjeldsgrad og</text:span></text:p>
            <text:p><text:span text:style-name="T2">Risiko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15T12:20:38.480335251</dc:date>
    <meta:editing-duration>PT19M16S</meta:editing-duration>
    <meta:editing-cycles>5</meta:editing-cycles>
    <meta:generator>LibreOffice/7.3.3.2$Linux_X86_64 LibreOffice_project/30$Build-2</meta:generator>
    <meta:document-statistic meta:object-count="23"/>
  </office:meta>
</office:document-meta>
</file>